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Trebuchet MS" svg:font-family="'Trebuchet MS', Helvetica"/>
    <style:font-face style:name="Courier New" svg:font-family="'Courier New'" style:font-family-generic="modern"/>
    <style:font-face style:name="Helvetica Neue" svg:font-family="'Helvetica Neue', Helvetica" style:font-family-generic="swiss"/>
    <style:font-face style:name="DejaVu Sans" svg:font-family="'DejaVu Sans'" style:font-pitch="variable"/>
    <style:font-face style:name="Nachlieli CLM"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2139in" fo:margin-left="-0.0819in" table:align="left" style:writing-mode="lr-tb"/>
    </style:style>
    <style:style style:name="Table1.A" style:family="table-column">
      <style:table-column-properties style:column-width="1.8in"/>
    </style:style>
    <style:style style:name="Table1.D" style:family="table-column">
      <style:table-column-properties style:column-width="1.8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Verdana" fo:font-size="11pt" style:font-size-asian="11pt" style:font-name-complex="Verdana"/>
    </style:style>
    <style:style style:name="P2" style:family="paragraph" style:parent-style-name="Standard">
      <style:text-properties fo:color="#000080" style:font-name="Verdana" fo:font-size="11pt" fo:font-weight="bold" style:font-size-asian="11pt" style:font-weight-asian="bold" style:font-name-complex="Verdana"/>
    </style:style>
    <style:style style:name="P3" style:family="paragraph" style:parent-style-name="Standard">
      <style:paragraph-properties fo:margin-left="0.5in" fo:margin-right="0in" fo:text-indent="0.5in" style:auto-text-indent="false"/>
      <style:text-properties style:font-name="Verdana" fo:font-size="11pt" style:font-size-asian="11pt" style:font-name-complex="Verdana"/>
    </style:style>
    <style:style style:name="P4" style:family="paragraph" style:parent-style-name="Standard">
      <style:paragraph-properties fo:margin-left="0.5in" fo:margin-right="0in" fo:text-align="start" style:justify-single-word="false" fo:orphans="2" fo:widows="2" fo:text-indent="-0.5in" style:auto-text-indent="false" style:writing-mode="lr-tb"/>
    </style:style>
    <style:style style:name="P5" style:family="paragraph" style:parent-style-name="Standard">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Verdana" style:font-size-complex="10pt" style:language-complex="ar" style:country-complex="SA"/>
    </style:style>
    <style:style style:name="P6"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444444" style:font-name="Trebuchet MS" fo:font-size="10.5pt" fo:letter-spacing="normal" fo:font-style="normal" fo:font-weight="bold" style:font-size-asian="10.5pt" style:font-style-asian="normal" style:font-weight-asian="bold" style:font-name-complex="Trebuchet MS"/>
    </style:style>
    <style:style style:name="P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name-complex="Verdana" style:font-weight-complex="bold"/>
    </style:style>
    <style:style style:name="P8" style:family="paragraph" style:parent-style-name="Title">
      <style:text-properties style:font-name="Verdana" fo:font-size="11pt" style:text-underline-style="none" fo:font-weight="normal" style:font-size-asian="11pt" style:font-weight-asian="normal" style:font-name-complex="Verdana"/>
    </style:style>
    <style:style style:name="P9"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10" style:family="paragraph" style:parent-style-name="Title">
      <style:paragraph-properties fo:text-align="center" style:justify-single-word="false" fo:padding-left="0.0555in" fo:padding-right="0.0555in" fo:padding-top="0.0138in" fo:padding-bottom="0.0138in" fo:border="0.51pt solid #000000"/>
      <style:text-properties style:font-name="Verdana" fo:font-size="10.5pt" fo:font-style="italic" style:text-underline-style="none" style:font-size-asian="10.5pt" style:font-style-asian="italic" style:font-name-complex="Verdana" style:font-size-complex="10.5pt"/>
    </style:style>
    <style:style style:name="P11" style:family="paragraph" style:parent-style-name="Subtitle">
      <style:text-properties style:font-name="Verdana" fo:font-size="11pt" fo:font-weight="normal" style:font-size-asian="11pt" style:font-weight-asian="normal" style:font-name-complex="Verdana"/>
    </style:style>
    <style:style style:name="P12" style:family="paragraph" style:parent-style-name="Subtitle">
      <style:text-properties fo:color="#000080" style:font-name="Verdana" fo:font-size="11pt" style:font-size-asian="11pt" style:font-name-complex="Verdana"/>
    </style:style>
    <style:style style:name="P13" style:family="paragraph" style:parent-style-name="Subtitle">
      <style:paragraph-properties>
        <style:tab-stops>
          <style:tab-stop style:position="0.25in"/>
        </style:tab-stops>
      </style:paragraph-properties>
      <style:text-properties fo:color="#000080" style:font-name="Verdana" fo:font-size="11pt" fo:font-weight="normal" style:font-size-asian="11pt" style:font-weight-asian="normal" style:font-name-complex="Verdana"/>
    </style:style>
    <style:style style:name="P14"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name-complex="Verdana"/>
    </style:style>
    <style:style style:name="P15" style:family="paragraph" style:parent-style-name="body3">
      <style:paragraph-properties fo:margin-top="0in" fo:margin-bottom="0in"/>
    </style:style>
    <style:style style:name="P16"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17" style:family="paragraph" style:parent-style-name="body3">
      <style:paragraph-properties fo:margin-top="0in" fo:margin-bottom="0in"/>
      <style:text-properties style:font-name="Verdana" fo:font-size="12pt" style:font-size-asian="12pt" style:font-name-complex="Verdana"/>
    </style:style>
    <style:style style:name="P18" style:family="paragraph" style:parent-style-name="body3">
      <style:paragraph-properties fo:margin-top="0in" fo:margin-bottom="0in" fo:text-align="end" style:justify-single-word="false" style:writing-mode="rl-tb"/>
      <style:text-properties style:font-name="Verdana" fo:font-size="12pt" fo:font-weight="bold" style:font-size-asian="12pt" style:font-weight-asian="bold" style:font-name-complex="Verdana" style:font-weight-complex="bold"/>
    </style:style>
    <style:style style:name="P19" style:family="paragraph" style:parent-style-name="Body_20_Text_20_2">
      <style:text-properties fo:font-size="11pt" style:font-size-asian="11pt"/>
    </style:style>
    <style:style style:name="P20" style:family="paragraph" style:parent-style-name="Title" style:master-page-name="Standard">
      <style:paragraph-properties style:page-number="auto"/>
      <style:text-properties fo:color="#000080" style:font-name="Verdana" fo:font-size="16pt" style:font-size-asian="16pt" style:font-name-complex="Verdana"/>
    </style:style>
    <style:style style:name="P21" style:family="paragraph" style:parent-style-name="Title"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22" style:family="paragraph" style:parent-style-name="Text_20_body"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23" style:family="paragraph" style:parent-style-name="Text_20_body">
      <style:text-properties style:font-name="Verdana" fo:font-size="11pt" fo:font-style="italic" fo:font-weight="bold" style:font-size-asian="11pt" style:font-style-asian="italic" style:font-weight-asian="bold" style:font-name-complex="Verdana" style:font-weight-complex="bold"/>
    </style:style>
    <style:style style:name="P24" style:family="paragraph" style:parent-style-name="Text_20_body">
      <style:text-properties style:font-name="Verdana" fo:font-size="11pt" fo:font-weight="bold" style:font-size-asian="11pt" style:font-weight-asian="bold" style:font-name-complex="Verdana" style:font-weight-complex="bold"/>
    </style:style>
    <style:style style:name="P25" style:family="paragraph" style:parent-style-name="Text_20_body" style:list-style-name="WW8Num2">
      <style:paragraph-properties fo:text-align="start" style:justify-single-word="false"/>
    </style:style>
    <style:style style:name="P26" style:family="paragraph" style:parent-style-name="Standard" style:list-style-name="WW8Num3">
      <style:paragraph-properties>
        <style:tab-stops>
          <style:tab-stop style:position="0.25in"/>
        </style:tab-stops>
      </style:paragraph-properties>
      <style:text-properties style:font-name="Verdana" fo:font-size="11pt" style:font-size-asian="11pt" style:font-name-complex="Verdana"/>
    </style:style>
    <style:style style:name="P27" style:family="paragraph" style:parent-style-name="Standard" style:list-style-name="WW8Num3">
      <style:paragraph-properties>
        <style:tab-stops>
          <style:tab-stop style:position="0.25in"/>
        </style:tab-stops>
      </style:paragraph-properties>
    </style:style>
    <style:style style:name="P28" style:family="paragraph" style:parent-style-name="Standard" style:list-style-name="WW8Num3">
      <style:paragraph-properties fo:text-align="start" style:justify-single-word="false" style:writing-mode="lr-tb">
        <style:tab-stops>
          <style:tab-stop style:position="0.25in"/>
        </style:tab-stops>
      </style:paragraph-properties>
      <style:text-properties style:font-name="Verdana" fo:font-size="11pt" style:font-size-asian="11pt" style:font-name-complex="Verdana"/>
    </style:style>
    <style:style style:name="P29"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font-name-complex="Verdana"/>
    </style:style>
    <style:style style:name="P30" style:family="paragraph" style:parent-style-name="Heading_20_3">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size-asian="11pt" style:font-weight-asian="bold" style:font-name-complex="Verdana" style:font-size-complex="10pt" style:language-complex="ar" style:country-complex="SA"/>
    </style:style>
    <style:style style:name="P31" style:family="paragraph" style:parent-style-name="Heading_20_3">
      <style:paragraph-properties fo:margin-left="0.5in" fo:margin-right="0in" fo:text-align="start" style:justify-single-word="false" fo:orphans="2" fo:widows="2" fo:text-indent="-0.5in" style:auto-text-indent="false" style:writing-mode="lr-tb"/>
    </style:style>
    <style:style style:name="P32"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font-name-complex="Verdana"/>
    </style:style>
    <style:style style:name="P33"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34" style:family="paragraph" style:parent-style-name="Heading_20_3">
      <style:paragraph-properties fo:margin-left="0in" fo:margin-right="0in" fo:text-indent="0.5in" style:auto-text-indent="false"/>
      <style:text-properties style:font-name="Verdana" fo:font-weight="bold" style:font-weight-asian="bold" style:font-name-complex="Verdana"/>
    </style:style>
    <style:style style:name="P35" style:family="paragraph" style:parent-style-name="Subtitle"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T1" style:family="text">
      <style:text-properties style:font-name-asian="Verdana"/>
    </style:style>
    <style:style style:name="T2" style:family="text">
      <style:text-properties style:font-name-asian="Verdana" style:font-weight-complex="bold"/>
    </style:style>
    <style:style style:name="T3" style:family="text">
      <style:text-properties style:font-name="Verdana" fo:font-size="10pt" style:text-underline-style="none" fo:font-weight="normal" style:font-size-asian="10pt" style:font-weight-asian="normal" style:font-name-complex="Verdana"/>
    </style:style>
    <style:style style:name="T4" style:family="text">
      <style:text-properties style:font-name="Verdana" fo:font-size="10pt" style:text-underline-style="none" fo:font-weight="normal" style:font-name-asian="Verdana" style:font-size-asian="10pt" style:font-weight-asian="normal" style:font-name-complex="Verdana"/>
    </style:style>
    <style:style style:name="T5" style:family="text">
      <style:text-properties style:font-name="Verdana" fo:font-size="10pt" fo:font-weight="normal" style:font-size-asian="10pt" style:font-weight-asian="normal" style:font-name-complex="Verdana"/>
    </style:style>
    <style:style style:name="T6" style:family="text">
      <style:text-properties style:font-name="Verdana" fo:font-size="11pt" style:text-underline-style="none" fo:font-weight="normal" style:font-size-asian="11pt" style:font-weight-asian="normal" style:font-name-complex="Verdana"/>
    </style:style>
    <style:style style:name="T7" style:family="text">
      <style:text-properties style:font-name="Verdana" fo:font-size="11pt" style:text-underline-style="none" fo:font-weight="normal" style:font-name-asian="Verdana" style:font-size-asian="11pt" style:font-weight-asian="normal" style:font-name-complex="Verdana"/>
    </style:style>
    <style:style style:name="T8" style:family="text">
      <style:text-properties style:font-name="Verdana" fo:font-size="11pt" fo:font-weight="normal" style:font-size-asian="11pt" style:font-weight-asian="normal" style:font-name-complex="Verdana"/>
    </style:style>
    <style:style style:name="T9" style:family="text">
      <style:text-properties style:font-name="Verdana" fo:font-size="11pt" fo:font-weight="bold" style:font-name-asian="Times New Roman" style:font-size-asian="11pt" style:font-weight-asian="bold" style:font-name-complex="Verdana" style:font-size-complex="10pt"/>
    </style:style>
    <style:style style:name="T10" style:family="text">
      <style:text-properties style:font-name="Verdana" fo:font-size="11pt" fo:font-weight="bold" style:font-size-asian="11pt" style:font-weight-asian="bold" style:font-name-complex="Verdana" style:font-weight-complex="bold"/>
    </style:style>
    <style:style style:name="T11" style:family="text">
      <style:text-properties style:font-name="Verdana" fo:font-size="11pt" style:font-size-asian="11pt" style:font-name-complex="Verdana"/>
    </style:style>
    <style:style style:name="T12" style:family="text">
      <style:text-properties style:font-name="Verdana" fo:font-size="9pt" fo:font-weight="bold" style:font-name-asian="Times New Roman" style:font-size-asian="9pt" style:font-weight-asian="bold" style:font-name-complex="Verdana" style:font-size-complex="9pt"/>
    </style:style>
    <style:style style:name="T13" style:family="text">
      <style:text-properties style:font-name-asian="Times New Roman"/>
    </style:style>
    <style:style style:name="T14" style:family="text">
      <style:text-properties style:use-window-font-color="true" style:font-name="Verdana" fo:font-size="11pt" fo:language="en" fo:country="GB" fo:font-weight="bold" style:font-name-asian="Times New Roman" style:font-size-asian="11pt" style:font-weight-asian="bold" style:font-name-complex="Verdana" style:font-size-complex="10pt" style:language-complex="ar" style:country-complex="SA"/>
    </style:style>
    <style:style style:name="T15" style:family="text">
      <style:text-properties style:use-window-font-color="true" style:font-name="Verdana" fo:font-size="11pt" fo:language="en" fo:country="GB" fo:font-weight="bold" style:font-name-asian="Times New Roman" style:font-size-asian="11pt" style:font-weight-asian="bold" style:font-name-complex="Verdana" style:font-size-complex="10pt" style:language-complex="ar" style:country-complex="SA" style:font-weight-complex="normal"/>
    </style:style>
    <style:style style:name="T16" style:family="text">
      <style:text-properties style:use-window-font-color="true" style:font-name="Verdana" fo:font-size="9pt" fo:language="en" fo:country="GB" fo:font-weight="bold" style:font-name-asian="Times New Roman" style:font-size-asian="9pt" style:font-weight-asian="bold" style:font-name-complex="Verdana" style:font-size-complex="9pt" style:language-complex="ar" style:country-complex="SA"/>
    </style:style>
    <style:style style:name="T17" style:family="text">
      <style:text-properties fo:font-variant="normal" fo:text-transform="none" style:use-window-font-color="true" style:font-name="Helvetica Neue" fo:font-size="10pt" fo:letter-spacing="normal" fo:language="en" fo:country="GB" fo:font-style="italic" fo:font-weight="normal" style:font-name-asian="Times New Roman" style:font-size-asian="10pt" style:font-style-asian="italic" style:font-weight-asian="normal" style:font-name-complex="Helvetica Neue" style:font-size-complex="10pt" style:language-complex="ar" style:country-complex="SA" style:font-weight-complex="normal"/>
    </style:style>
    <style:style style:name="T18" style:family="text">
      <style:text-properties fo:font-variant="normal" fo:text-transform="none" style:use-window-font-color="true" style:font-name="Helvetica Neue" fo:font-size="10pt" fo:letter-spacing="normal" fo:language="en" fo:country="GB" fo:font-style="italic" fo:font-weight="normal" style:font-size-asian="10pt" style:font-style-asian="italic" style:font-weight-asian="normal" style:font-name-complex="Helvetica Neue" style:font-size-complex="10pt" style:language-complex="ar" style:country-complex="SA" style:font-weight-complex="normal"/>
    </style:style>
    <style:style style:name="T19" style:family="text">
      <style:text-properties fo:font-variant="normal" fo:text-transform="none" style:use-window-font-color="true" style:font-name="Helvetica Neue" fo:font-size="10pt" fo:letter-spacing="normal" fo:language="en" fo:country="GB" fo:font-style="italic" fo:font-weight="normal" style:font-name-asian="Helvetica Neue" style:font-size-asian="10pt" style:font-style-asian="italic" style:font-weight-asian="normal" style:font-name-complex="Helvetica Neue" style:font-size-complex="10pt" style:language-complex="ar" style:country-complex="SA" style:font-weight-complex="normal"/>
    </style:style>
    <style:style style:name="T20" style:family="text">
      <style:text-properties fo:font-variant="normal" fo:text-transform="none" style:use-window-font-color="true" style:font-name="Helvetica Neue" fo:font-size="10pt" fo:letter-spacing="normal" fo:language="en" fo:country="GB" fo:font-style="italic" style:text-underline-style="none" fo:font-weight="normal" style:font-name-asian="Times New Roman" style:font-size-asian="10pt" style:font-style-asian="italic" style:font-weight-asian="normal" style:font-name-complex="Helvetica Neue" style:font-size-complex="10pt" style:language-complex="ar" style:country-complex="SA" style:font-weight-complex="normal"/>
    </style:style>
    <style:style style:name="T21" style:family="text">
      <style:text-properties fo:font-variant="normal" fo:text-transform="none" style:use-window-font-color="true" style:font-name="Verdana" fo:font-size="11pt" fo:letter-spacing="normal" fo:language="en" fo:country="GB" fo:font-style="normal" fo:font-weight="bold" style:font-name-asian="Times New Roman" style:font-size-asian="11pt" style:font-style-asian="normal" style:font-weight-asian="bold" style:font-name-complex="Verdana" style:font-size-complex="10pt" style:language-complex="ar" style:country-complex="SA" style:font-style-complex="normal" style:font-weight-complex="normal"/>
    </style:style>
    <style:style style:name="T22" style:family="text">
      <style:text-properties fo:font-variant="normal" fo:text-transform="none" style:use-window-font-color="true" style:font-name="Verdana" fo:font-size="11pt" fo:letter-spacing="normal" fo:language="en" fo:country="GB" fo:font-style="italic" fo:font-weight="bold" style:font-name-asian="Times New Roman" style:font-size-asian="11pt" style:font-style-asian="italic" style:font-weight-asian="bold" style:font-name-complex="Verdana" style:font-size-complex="10pt" style:language-complex="ar" style:country-complex="SA" style:font-weight-complex="normal"/>
    </style:style>
    <style:style style:name="T23" style:family="text">
      <style:text-properties fo:font-variant="normal" fo:text-transform="none" style:use-window-font-color="true" style:font-name="Verdana" fo:font-size="10.5pt" fo:letter-spacing="normal" fo:language="en" fo:country="GB" fo:font-style="italic" fo:font-weight="bold" style:font-name-asian="Times New Roman" style:font-size-asian="10.5pt" style:font-style-asian="italic" style:font-weight-asian="bold" style:font-name-complex="Verdana" style:font-size-complex="10pt" style:language-complex="ar" style:country-complex="SA" style:font-weight-complex="normal"/>
    </style:style>
    <style:style style:name="T24" style:family="text">
      <style:text-properties fo:font-variant="normal" fo:text-transform="none" style:font-name="Verdana" fo:font-size="11pt" fo:letter-spacing="normal" fo:font-style="normal" fo:font-weight="bold" style:font-name-asian="Times New Roman" style:font-size-asian="11pt" style:font-style-asian="normal" style:font-weight-asian="bold" style:font-name-complex="Verdana" style:font-size-complex="10pt" style:font-style-complex="normal" style:font-weight-complex="normal"/>
    </style:style>
    <style:style style:name="T25" style:family="text">
      <style:text-properties style:font-weight-complex="normal"/>
    </style:style>
    <style:style style:name="T26" style:family="text">
      <style:text-properties fo:font-weight="bold" style:font-weight-asian="bold" style:font-weight-complex="bold"/>
    </style:style>
    <style:style style:name="T27"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aniel<text:span text:style-name="T1"> </text:span>Chcouri</text:p>
      <text:p text:style-name="P8"/>
      <text:p text:style-name="Title"><text:span text:style-name="T3">Tzvi</text:span><text:span text:style-name="T4"> </text:span><text:span text:style-name="T3">Erlich</text:span><text:span text:style-name="T4"> </text:span><text:span text:style-name="T3">3</text:span><text:span text:style-name="T4"> </text:span><text:span text:style-name="T3">b</text:span><text:span text:style-name="T4"> </text:span><text:span text:style-name="T3">Rehovot,</text:span><text:span text:style-name="T4"> 972-</text:span><text:span text:style-name="T3">54-8836191,</text:span><text:span text:style-name="T4"> </text:span><text:a xlink:type="simple" xlink:href="mailto:333222@gmail.com"><text:span text:style-name="Internet_20_link"><text:span text:style-name="T5">333222@gmail.com</text:span></text:span></text:a><text:span text:style-name="T3">,</text:span><text:span text:style-name="T4"> </text:span><text:span text:style-name="T3">http://theosp.me</text:span></text:p>
      <text:p text:style-name="P9"/>
      <text:p text:style-name="P10">I'm always eager to expand my horizons with new challenges and technologies</text:p>
      <text:p text:style-name="P1"/>
      <text:list xml:id="list1071225042" text:style-name="WW8Num2">
        <text:list-item>
          <text:p text:style-name="P21">Using<text:span text:style-name="T1"> </text:span>the<text:span text:style-name="T1"> </text:span>Unix<text:span text:style-name="T1"> </text:span>command<text:span text:style-name="T1"> </text:span>line<text:span text:style-name="T1"> </text:span>for<text:span text:style-name="T1"> </text:span>my<text:span text:style-name="T1"> </text:span>day<text:span text:style-name="T1"> </text:span>to<text:span text:style-name="T1"> </text:span>day<text:span text:style-name="T1"> </text:span>work,<text:span text:style-name="T1"> </text:span>and<text:span text:style-name="T1"> </text:span>Vim<text:span text:style-name="T1"> </text:span>as<text:span text:style-name="T1"> </text:span>my<text:span text:style-name="T1"> </text:span>editor<text:span text:style-name="T1"> – </text:span>See<text:span text:style-name="T1"> </text:span>a<text:span text:style-name="T1"> </text:span>lecture<text:span text:style-name="T1"> </text:span>I<text:span text:style-name="T1"> </text:span>gave<text:span text:style-name="T1"> </text:span>about<text:span text:style-name="T1"> </text:span>my<text:span text:style-name="T1"> </text:span>working<text:span text:style-name="T1"> </text:span>environment<text:span text:style-name="T1"> </text:span>in<text:span text:style-name="T1"> </text:span>an<text:span text:style-name="T1"> </text:span>annual<text:span text:style-name="T1"> </text:span>Linux<text:span text:style-name="T1"> </text:span>convention<text:span text:style-name="T1"> </text:span>at<text:span text:style-name="T1"> </text:span>Israel:<text:span text:style-name="T1"> </text:span><text:a xlink:type="simple" xlink:href="http://bit.ly/fl34A9">http://bit.ly/fl34A9</text:a> (Hebrew)</text:p>
        </text:list-item>
        <text:list-item>
          <text:p text:style-name="P21">Extensive<text:span text:style-name="T1"> </text:span>experience<text:span text:style-name="T1"> </text:span>in<text:span text:style-name="T1"> </text:span>all<text:span text:style-name="T1"> </text:span>aspects<text:span text:style-name="T1"> </text:span>of<text:span text:style-name="T1"> </text:span>web-development<text:span text:style-name="T1"> </text:span>(both<text:span text:style-name="T1"> </text:span>server-side<text:span text:style-name="T1"> </text:span>and<text:span text:style-name="T1"> </text:span>client)</text:p>
        </text:list-item>
        <text:list-item>
          <text:p text:style-name="P21">Commitment<text:span text:style-name="T1"> </text:span>to<text:span text:style-name="T1"> </text:span>standards.</text:p>
        </text:list-item>
        <text:list-item>
          <text:p text:style-name="P21">Documentation<text:span text:style-name="T1"> </text:span>and<text:span text:style-name="T1"> </text:span>code<text:span text:style-name="T1"> </text:span>history<text:span text:style-name="T1"> </text:span>transparency<text:span text:style-name="T1"> </text:span>(with<text:span text:style-name="T1"> </text:span>git)</text:p>
        </text:list-item>
        <text:list-item>
          <text:p text:style-name="P21">Advanced<text:span text:style-name="T1"> </text:span>Javascript<text:span text:style-name="T1"> </text:span>and<text:span text:style-name="T1"> </text:span>Python<text:span text:style-name="T1"> </text:span>skills:<text:span text:style-name="T1"> </text:span>NodeJs<text:span text:style-name="T1"> </text:span>servers/tools,<text:span text:style-name="T1"> </text:span>browsers,<text:span text:style-name="T1"> </text:span>and<text:span text:style-name="T1"> </text:span>event<text:span text:style-name="T1"> </text:span>deriven<text:span text:style-name="T1"> </text:span>development</text:p>
        </text:list-item>
        <text:list-item>
          <text:p text:style-name="P35"><text:span text:style-name="T1">Experienced </text:span>with<text:span text:style-name="T1"> </text:span>using<text:span text:style-name="T1"> </text:span>cloud<text:span text:style-name="T1"> </text:span>services<text:span text:style-name="T1"> </text:span>(App<text:span text:style-name="T1"> </text:span>Engine/Amazon<text:span text:style-name="T1"> </text:span>SimpleDB)</text:p>
        </text:list-item>
        <text:list-item>
          <text:p text:style-name="P22">Always<text:span text:style-name="T1"> </text:span>eager<text:span text:style-name="T1"> </text:span>to<text:span text:style-name="T1"> </text:span>be<text:span text:style-name="T1"> </text:span>at<text:span text:style-name="T1"> </text:span>the<text:span text:style-name="T1"> </text:span>edge<text:span text:style-name="T1"> </text:span>of<text:span text:style-name="T1"> </text:span>technological<text:span text:style-name="T1"> </text:span>development<text:span text:style-name="T1"> </text:span>(YC<text:span text:style-name="T1"> </text:span>news<text:span text:style-name="T1"> </text:span>is<text:span text:style-name="T1"> </text:span>my<text:span text:style-name="T1"> </text:span>home<text:span text:style-name="T1"> </text:span>page)</text:p>
        </text:list-item>
        <text:list-item>
          <text:p text:style-name="P25"><text:span text:style-name="T6">Lots</text:span><text:span text:style-name="T7"> </text:span><text:span text:style-name="T6">of</text:span><text:span text:style-name="T7"> </text:span><text:span text:style-name="T6">open</text:span><text:span text:style-name="T7"> </text:span><text:span text:style-name="T6">sourced</text:span><text:span text:style-name="T7"> </text:span><text:span text:style-name="T6">repositories</text:span><text:span text:style-name="T7"> </text:span><text:span text:style-name="T6">at</text:span><text:span text:style-name="T7"> </text:span><text:span text:style-name="T6">github.</text:span><text:span text:style-name="T7"> </text:span><text:span text:style-name="T6">Check</text:span><text:span text:style-name="T7"> </text:span><text:span text:style-name="T6">my</text:span><text:span text:style-name="T7"> </text:span><text:span text:style-name="T6">account</text:span><text:span text:style-name="T7"> </text:span><text:span text:style-name="T6">there:</text:span><text:span text:style-name="T7"> </text:span><text:a xlink:type="simple" xlink:href="https://github.com/theosp"><text:span text:style-name="Internet_20_link"><text:span text:style-name="T8">https://github.com/theosp</text:span></text:span></text:a><text:span text:style-name="T7"> – </text:span><text:span text:style-name="T6">and</text:span><text:span text:style-name="T7"> </text:span><text:span text:style-name="T6">see</text:span><text:span text:style-name="T7"> </text:span><text:span text:style-name="T6">next</text:span><text:span text:style-name="T7"> </text:span><text:span text:style-name="T6">page</text:span></text:p>
        </text:list-item>
        <text:list-item>
          <text:p text:style-name="P25"><text:span text:style-name="T6">Check</text:span><text:span text:style-name="T7"> </text:span><text:span text:style-name="T6">also</text:span><text:span text:style-name="T7"> </text:span><text:span text:style-name="T6">my</text:span><text:span text:style-name="T7"> </text:span><text:span text:style-name="T6">humble</text:span><text:span text:style-name="T7"> </text:span><text:span text:style-name="T6">stackoverflow</text:span><text:span text:style-name="T7"> </text:span><text:span text:style-name="T6">account:</text:span><text:span text:style-name="T7"> </text:span><text:span text:style-name="T6">http://bit.ly/iQx6yM</text:span></text:p>
        </text:list-item>
      </text:list>
      <text:p text:style-name="P1"/>
      <text:p text:style-name="P1"/>
      <text:p text:style-name="P12">CAREER<text:span text:style-name="T1"> </text:span>&amp;<text:span text:style-name="T1"> </text:span>ACHIEVEMENTS</text:p>
      <text:p text:style-name="P11"/>
      <text:h text:style-name="P29" text:outline-level="3">Razoss,<text:span text:style-name="T1"> </text:span>Tel-Aviv,<text:span text:style-name="T1"> </text:span>Israel<text:tab/><text:tab/><text:tab/><text:tab/>June<text:span text:style-name="T1"> </text:span>2010<text:span text:style-name="T1"> – </text:span>Present</text:h>
      <text:p text:style-name="P3"/>
      <text:p text:style-name="P23">Designed<text:span text:style-name="T1"> </text:span>the<text:span text:style-name="T1"> </text:span>architecture<text:span text:style-name="T1"> </text:span>and<text:span text:style-name="T1"> </text:span>implemented<text:span text:style-name="T1"> </text:span>a<text:span text:style-name="T1"> </text:span>user<text:span text:style-name="T1"> </text:span>friendly<text:span text:style-name="T1"> </text:span>extensible<text:span text:style-name="T1"> </text:span>toolbars<text:span text:style-name="T1"> </text:span>generator<text:span text:style-name="T1"> </text:span>(like<text:span text:style-name="T1"> </text:span>Wibiya/Conduit)</text:p>
      <text:list xml:id="list431970953" text:style-name="WW8Num3">
        <text:list-item>
          <text:p text:style-name="P26">Developing a <text:span text:style-name="T26">low-cost scalable </text:span>analytics system.</text:p>
        </text:list-item>
        <text:list-item>
          <text:p text:style-name="P27"><text:span text:style-name="T11">Developing a </text:span><text:span text:style-name="T10">secured</text:span><text:span text:style-name="T11"> users authentication system which isn't based on ssl (i.e. uses the http protocol). The system is safe against XSS and network sniffing attempts to steal the user password, safe against session steal, safe against replay attacks <text:s/>support ip roaming, and some more features...).</text:span></text:p>
        </text:list-item>
        <text:list-item>
          <text:p text:style-name="P26">Working<text:span text:style-name="T1"> </text:span>in<text:span text:style-name="T1"> </text:span>Google<text:span text:style-name="T1"> </text:span>App<text:span text:style-name="T1"> </text:span>Engine<text:span text:style-name="T1"> </text:span>cloud</text:p>
        </text:list-item>
        <text:list-item>
          <text:p text:style-name="P26">The<text:span text:style-name="T1"> </text:span>servers-side<text:span text:style-name="T1"> </text:span>code<text:span text:style-name="T1"> </text:span>designed<text:span text:style-name="T1"> </text:span>to<text:span text:style-name="T1"> </text:span>handle<text:span text:style-name="T1"> </text:span>simple<text:span text:style-name="T1"> </text:span>AJAX<text:span text:style-name="T1"> </text:span>APIs,<text:span text:style-name="T1"> </text:span>leaving<text:span text:style-name="T1"> </text:span>to<text:span text:style-name="T1"> </text:span>the<text:span text:style-name="T1"> </text:span>client<text:span text:style-name="T1"> </text:span>as<text:span text:style-name="T1"> </text:span>much<text:span text:style-name="T1"> </text:span>as<text:span text:style-name="T1"> </text:span>possible</text:p>
        </text:list-item>
        <text:list-item>
          <text:p text:style-name="P26">Widgets<text:span text:style-name="T1"> </text:span>development (jQuery/jQueryUI)</text:p>
        </text:list-item>
      </text:list>
      <text:p text:style-name="P11"/>
      <text:h text:style-name="P32" text:outline-level="3">WhiteWeb,<text:span text:style-name="T1"> </text:span>Ramat-Gan,<text:span text:style-name="T1"> </text:span>Israel<text:tab/><text:tab/><text:tab/>March<text:span text:style-name="T1"> </text:span>2009<text:span text:style-name="T1"> – </text:span>June<text:span text:style-name="T1"> </text:span>2010</text:h>
      <text:p text:style-name="P3"/>
      <text:p text:style-name="P24">Implementing<text:span text:style-name="T1"> </text:span>and<text:span text:style-name="T1"> </text:span>maintaining<text:span text:style-name="T1"> </text:span>Babylon's<text:span text:style-name="T1"> </text:span>translation/dictionary<text:span text:style-name="T1"> </text:span>sites</text:p>
      <text:list xml:id="list1597763857" text:continue-numbering="true" text:style-name="WW8Num3">
        <text:list-item>
          <text:p text:style-name="P26">Rebuilding<text:span text:style-name="T1"> </text:span>Babylon's<text:span text:style-name="T1"> </text:span>online<text:span text:style-name="T1"> </text:span>translation<text:span text:style-name="T1"> </text:span>and<text:span text:style-name="T1"> </text:span>online<text:span text:style-name="T1"> </text:span>dictionary<text:span text:style-name="T1"> </text:span>websites:<text:span text:style-name="T1"> </text:span>both<text:span text:style-name="T1"> </text:span>for<text:span text:style-name="T1"> </text:span>product<text:span text:style-name="T1"> </text:span>improvements<text:span text:style-name="T1"> </text:span>and<text:span text:style-name="T1"> </text:span>SEO<text:span text:style-name="T1"> </text:span>improvements.<text:span text:style-name="T1"> </text:span>See<text:span text:style-name="T1"> </text:span>http://translation.babylon.com<text:span text:style-name="T1"> </text:span>and<text:span text:style-name="T1"> </text:span>http://dictionary.babylon.com</text:p>
        </text:list-item>
        <text:list-item>
          <text:p text:style-name="P26">System<text:span text:style-name="T1"> </text:span>administration<text:span text:style-name="T1"> </text:span>of<text:span text:style-name="T1"> </text:span>LAMP<text:span text:style-name="T1"> </text:span>VPSes<text:span text:style-name="T1"> </text:span>using<text:span text:style-name="T1"> </text:span>SSH<text:span text:style-name="T1"> </text:span>(CentOS<text:span text:style-name="T1"> </text:span>and<text:span text:style-name="T1"> </text:span>Ubuntu)</text:p>
        </text:list-item>
        <text:list-item>
          <text:p text:style-name="P28">Developing<text:span text:style-name="T1"> </text:span>JS<text:span text:style-name="T1"> </text:span>based<text:span text:style-name="T1"> </text:span>translation<text:span text:style-name="T1"> </text:span>widget<text:span text:style-name="T1"> </text:span>with<text:span text:style-name="T1"> </text:span>different<text:span text:style-name="T1"> </text:span>skins</text:p>
        </text:list-item>
      </text:list>
      <text:p text:style-name="P1"/>
      <text:h text:style-name="P32" text:outline-level="3">Convertonet<text:span text:style-name="T1"> </text:span>(Mansion),<text:span text:style-name="T1"> </text:span>Hertzelia,<text:span text:style-name="T1"> </text:span>Israel<text:tab/><text:tab/>April<text:span text:style-name="T1"> </text:span>2008<text:span text:style-name="T1"> – </text:span>February<text:span text:style-name="T1"> </text:span>2009</text:h>
      <text:p text:style-name="P19"/>
      <text:p text:style-name="P24">Coding<text:span text:style-name="T1"> </text:span>for<text:span text:style-name="T1"> </text:span>the<text:span text:style-name="T1"> </text:span>SEO<text:span text:style-name="T1"> </text:span>Department</text:p>
      <text:list xml:id="list781266521" text:continue-numbering="true" text:style-name="WW8Num3">
        <text:list-item>
          <text:p text:style-name="P26">Process<text:span text:style-name="T1"> </text:span>automation<text:span text:style-name="T1"> </text:span>using<text:span text:style-name="T1"> </text:span>GreaseMonkey<text:span text:style-name="T1"> </text:span>based<text:span text:style-name="T1"> </text:span>scripts</text:p>
        </text:list-item>
        <text:list-item>
          <text:p text:style-name="P26">Implementing<text:span text:style-name="T1"> </text:span>SEO<text:span text:style-name="T1"> </text:span>changes<text:span text:style-name="T1"> </text:span>on<text:span text:style-name="T1"> </text:span>Casino.Com<text:span text:style-name="T1"> </text:span>and<text:span text:style-name="T1"> </text:span>Mansion<text:span text:style-name="T1"> </text:span>Casino<text:span text:style-name="T1"> </text:span>sites</text:p>
        </text:list-item>
        <text:list-item>
          <text:p text:style-name="P26">Developing<text:span text:style-name="T1"> </text:span>PHP-based<text:span text:style-name="T1"> </text:span>tools<text:span text:style-name="T1"> </text:span>in<text:span text:style-name="T1"> </text:span>order<text:span text:style-name="T1"> </text:span>to<text:span text:style-name="T1"> </text:span>control<text:span text:style-name="T1"> </text:span>and<text:span text:style-name="T1"> </text:span>expand<text:span text:style-name="T1"> </text:span>the<text:span text:style-name="T1"> </text:span>peripheral<text:span text:style-name="T1"> </text:span>SEO<text:span text:style-name="T1"> </text:span>network<text:span text:style-name="T1"> </text:span>of<text:span text:style-name="T1"> </text:span>Mansion<text:span text:style-name="T1"> </text:span>Team<text:span text:style-name="T1"> </text:span>and<text:span text:style-name="T1"> </text:span>Casino.Com<text:span text:style-name="T1"> </text:span>sites</text:p>
        </text:list-item>
        <text:list-item>
          <text:p text:style-name="P26">Developing<text:span text:style-name="T1"> </text:span>scripts<text:span text:style-name="T1"> </text:span>which<text:span text:style-name="T1"> </text:span>automatically<text:span text:style-name="T1"> </text:span>installed<text:span text:style-name="T1"> </text:span>hundreds<text:span text:style-name="T1"> </text:span>of<text:span text:style-name="T1"> </text:span>Wordpress<text:span text:style-name="T1"> </text:span>sites<text:span text:style-name="T1"> </text:span>on<text:span text:style-name="T1"> </text:span>VPSes<text:span text:style-name="T1"> </text:span>and<text:span text:style-name="T1"> </text:span>routinely<text:span text:style-name="T1"> </text:span>added<text:span text:style-name="T1"> </text:span>content<text:span text:style-name="T1"> </text:span>to<text:span text:style-name="T1"> </text:span>them</text:p>
        </text:list-item>
      </text:list>
      <text:p text:style-name="P13"/>
      <text:p text:style-name="P14"><text:soft-page-break/><text:span text:style-name="T27">PERSONAL</text:span><text:span text:style-name="T2"> </text:span><text:span text:style-name="T27">DETAILS</text:span></text:p>
      <text:p text:style-name="P7"/>
      <text:p text:style-name="P1">Date<text:span text:style-name="T1"> </text:span>of<text:span text:style-name="T1"> </text:span>birth:<text:span text:style-name="T1"> </text:span>02-07-1989</text:p>
      <text:p text:style-name="P1">Status:<text:span text:style-name="T1"> </text:span>Single</text:p>
      <text:p text:style-name="P1">Nationality:<text:span text:style-name="T1"> </text:span>Israeli</text:p>
      <text:p text:style-name="P1"/>
      <text:h text:style-name="P33" text:outline-level="3">OPEN<text:span text:style-name="T1"> </text:span>SOURCE<text:span text:style-name="T1"> </text:span>PROJECTS</text:h>
      <text:p text:style-name="Standard"/>
      <text:h text:style-name="P30" text:outline-level="3"><text:span text:style-name="T13">My</text:span><text:span text:style-name="T1"> </text:span>Projects:</text:h>
      <text:p text:style-name="P4"/>
      <text:h text:style-name="P31" text:outline-level="3"><text:span text:style-name="T14">osp-dist<text:tab/><text:tab/><text:tab/></text:span><text:a xlink:type="simple" xlink:href="https://github.com/theosp/osp-dist"><text:span text:style-name="Internet_20_link"><text:span text:style-name="T9">https://github.com/theosp/osp-dist</text:span></text:span></text:a></text:h>
      <text:h text:style-name="P31" text:outline-level="3"><text:tab/><text:span text:style-name="T17">My</text:span><text:span text:style-name="T19"> </text:span><text:span text:style-name="T18">development</text:span><text:span text:style-name="T19"> </text:span><text:span text:style-name="T18">environment</text:span></text:h>
      <text:p text:style-name="P2"/>
      <text:h text:style-name="P31" text:outline-level="3"><text:span text:style-name="T14">bupler-lib<text:tab/><text:tab/><text:tab/></text:span><text:a xlink:type="simple" xlink:href="https://github.com/theosp/bupler-lib"><text:span text:style-name="Internet_20_link"><text:span text:style-name="T9">https://github.com/theosp/bupler-lib</text:span></text:span></text:a></text:h>
      <text:h text:style-name="P31" text:outline-level="3"><text:span text:style-name="T14"><text:tab/></text:span><text:span text:style-name="T17">BASH</text:span><text:span text:style-name="T19"> </text:span><text:span text:style-name="T18">library</text:span><text:span text:style-name="T19"> </text:span><text:span text:style-name="T18">that</text:span><text:span text:style-name="T19"> </text:span><text:span text:style-name="T18">was</text:span><text:span text:style-name="T19"> </text:span><text:span text:style-name="T18">born</text:span><text:span text:style-name="T19"> </text:span><text:span text:style-name="T18">with</text:span><text:span text:style-name="T19"> </text:span><text:span text:style-name="T18">the</text:span><text:span text:style-name="T19"> </text:span><text:span text:style-name="T18">jQuery's</text:span><text:span text:style-name="T19"> </text:span><text:span text:style-name="T18">moto:</text:span><text:span text:style-name="T19"> </text:span><text:span text:style-name="T18">"Write</text:span><text:span text:style-name="T19"> </text:span><text:span text:style-name="T18">Less,</text:span><text:span text:style-name="T19"> </text:span><text:span text:style-name="T18">Do</text:span><text:span text:style-name="T19"> </text:span><text:span text:style-name="T18">More".</text:span><text:span text:style-name="T19"> </text:span><text:span text:style-name="T18">It's</text:span><text:span text:style-name="T19"> </text:span><text:span text:style-name="T18">an</text:span><text:span text:style-name="T19"> </text:span><text:span text:style-name="T18">attempt</text:span><text:span text:style-name="T19"> </text:span><text:span text:style-name="T18">to</text:span><text:span text:style-name="T19"> </text:span><text:span text:style-name="T18">make</text:span><text:span text:style-name="T19"> </text:span><text:span text:style-name="T18">the</text:span><text:span text:style-name="T19"> </text:span><text:span text:style-name="T18">BASH</text:span><text:span text:style-name="T19"> </text:span><text:span text:style-name="T18">language</text:span><text:span text:style-name="T19"> </text:span><text:span text:style-name="T18">pseudo</text:span><text:span text:style-name="T19"> </text:span><text:span text:style-name="T18">object</text:span><text:span text:style-name="T19"> </text:span><text:span text:style-name="T18">oriented.</text:span></text:h>
      <text:p text:style-name="P4"/>
      <text:h text:style-name="P31" text:outline-level="3"><text:span text:style-name="T14">theosp-common-js<text:tab/></text:span><text:a xlink:type="simple" xlink:href="https://github.com/theosp/theosp_common_js"><text:span text:style-name="Internet_20_link"><text:span text:style-name="T9">https://github.com/theosp/theosp_common_js</text:span></text:span></text:a><text:span text:style-name="T14"><text:tab/></text:span></text:h>
      <text:h text:style-name="P31" text:outline-level="3"><text:span text:style-name="T25"><text:tab/></text:span><text:span text:style-name="T17">My</text:span><text:span text:style-name="T19"> </text:span><text:span text:style-name="T18">small</text:span><text:span text:style-name="T19"> </text:span><text:span text:style-name="T18">JS</text:span><text:span text:style-name="T19"> </text:span><text:span text:style-name="T18">lib</text:span><text:span text:style-name="T19"> </text:span><text:span text:style-name="T18">I</text:span><text:span text:style-name="T19"> </text:span><text:span text:style-name="T18">use</text:span><text:span text:style-name="T19"> </text:span><text:span text:style-name="T18">in</text:span><text:span text:style-name="T19"> </text:span><text:span text:style-name="T18">every</text:span><text:span text:style-name="T19"> </text:span><text:span text:style-name="T18">project</text:span></text:h>
      <text:p text:style-name="P4"><text:span text:style-name="Internet_20_link"><text:span text:style-name="T9"/></text:span></text:p>
      <text:h text:style-name="P31" text:outline-level="3"><text:span text:style-name="T16">theosp-nodejs-template-engine<text:tab/></text:span><text:a xlink:type="simple" xlink:href="https://github.com/theosp/theosp-nodejs-template-engine"><text:span text:style-name="Internet_20_link"><text:span text:style-name="T12">https://github.com/theosp/theosp-nodejs-template-engine</text:span></text:span></text:a></text:h>
      <text:h text:style-name="P31" text:outline-level="3"><text:span text:style-name="T15"><text:tab/></text:span><text:span text:style-name="T17">Template</text:span><text:span text:style-name="T19"> </text:span><text:span text:style-name="T18">engine</text:span><text:span text:style-name="T19"> </text:span><text:span text:style-name="T18">for</text:span><text:span text:style-name="T19"> </text:span><text:span text:style-name="T18">nodejs</text:span></text:h>
      <text:p text:style-name="P4"/>
      <text:p text:style-name="P5">Contributions:</text:p>
      <text:p text:style-name="P4"/>
      <text:h text:style-name="P31" text:outline-level="3"><text:span text:style-name="T14">headjs<text:tab/><text:tab/><text:tab/></text:span><text:a xlink:type="simple" xlink:href="https://github.com/theosp/headjs"><text:span text:style-name="Internet_20_link"><text:span text:style-name="T9">https://github.com/theosp/headjs</text:span></text:span></text:a></text:h>
      <text:h text:style-name="P31" text:outline-level="3"><text:span text:style-name="T15"><text:tab/></text:span><text:span text:style-name="T17">Improved</text:span><text:span text:style-name="T19"> </text:span><text:span text:style-name="T18">support</text:span><text:span text:style-name="T19"> </text:span><text:span text:style-name="T18">for</text:span><text:span text:style-name="T19"> </text:span><text:span text:style-name="T18">IE8</text:span><text:span text:style-name="T19"> </text:span><text:span text:style-name="T18">(see</text:span><text:span text:style-name="T19"> </text:span><text:span text:style-name="T18">also</text:span><text:span text:style-name="T19"> </text:span><text:span text:style-name="T18">a</text:span><text:span text:style-name="T19"> </text:span><text:span text:style-name="T18">blog</text:span><text:span text:style-name="T19"> </text:span><text:span text:style-name="T18">post</text:span><text:span text:style-name="T19"> </text:span><text:span text:style-name="T18">about</text:span><text:span text:style-name="T19"> </text:span><text:span text:style-name="T18">that</text:span><text:span text:style-name="T19"> </text:span><text:span text:style-name="T18">issue</text:span><text:span text:style-name="T19"> </text:span><text:span text:style-name="T20">http://bit.ly/ebf6So</text:span><text:span text:style-name="T17">)</text:span></text:h>
      <text:p text:style-name="P6"/>
      <text:h text:style-name="P31" text:outline-level="3"><text:span text:style-name="T21">jquery</text:span><text:span text:style-name="T22">-</text:span><text:span text:style-name="T21">tokeninput</text:span><text:span text:style-name="T23"><text:tab/></text:span><text:a xlink:type="simple" xlink:href="https://github.com/theosp/jquery-tokeninput"><text:span text:style-name="Internet_20_link"><text:span text:style-name="T24">https://github.com/theosp/jquery-tokeninput</text:span></text:span></text:a></text:h>
      <text:h text:style-name="P31" text:outline-level="3"><text:span text:style-name="T22"><text:tab/></text:span><text:span text:style-name="T17">Improved</text:span><text:span text:style-name="T19"> </text:span><text:span text:style-name="T18">UI</text:span><text:span text:style-name="T19"> </text:span><text:span text:style-name="T18">experience</text:span></text:h>
      <text:p text:style-name="P2"/>
      <text:p text:style-name="P2"/>
      <text:h text:style-name="P33" text:outline-level="3">KEY<text:span text:style-name="T1"> </text:span>WORDS</text:h>
      <text:h text:style-name="P34" text:outline-level="3"/>
      <table:table table:name="Table1" table:style-name="Table1">
        <table:table-column table:style-name="Table1.A" table:number-columns-repeated="3"/>
        <table:table-column table:style-name="Table1.D"/>
        <table:table-row table:style-name="Table1.1">
          <table:table-cell table:style-name="Table1.A1" office:value-type="string">
            <text:p text:style-name="P16">Xhtml</text:p>
          </table:table-cell>
          <table:table-cell table:style-name="Table1.A1" office:value-type="string">
            <text:p text:style-name="P16">Css</text:p>
          </table:table-cell>
          <table:table-cell table:style-name="Table1.A1" office:value-type="string">
            <text:p text:style-name="P16">Redis</text:p>
          </table:table-cell>
          <table:table-cell table:style-name="Table1.D1" office:value-type="string">
            <text:p text:style-name="P16">Simpledb</text:p>
          </table:table-cell>
        </table:table-row>
        <table:table-row table:style-name="Table1.1">
          <table:table-cell table:style-name="Table1.A1" office:value-type="string">
            <text:p text:style-name="P16">Bash</text:p>
          </table:table-cell>
          <table:table-cell table:style-name="Table1.A1" office:value-type="string">
            <text:p text:style-name="P16">Awk</text:p>
          </table:table-cell>
          <table:table-cell table:style-name="Table1.A1" office:value-type="string">
            <text:p text:style-name="P16">Sed</text:p>
          </table:table-cell>
          <table:table-cell table:style-name="Table1.D1" office:value-type="string">
            <text:p text:style-name="P16">Python</text:p>
          </table:table-cell>
        </table:table-row>
        <table:table-row table:style-name="Table1.1">
          <table:table-cell table:style-name="Table1.A1" office:value-type="string">
            <text:p text:style-name="P16">Php</text:p>
          </table:table-cell>
          <table:table-cell table:style-name="Table1.A1" office:value-type="string">
            <text:p text:style-name="P16">Javascript</text:p>
          </table:table-cell>
          <table:table-cell table:style-name="Table1.A1" office:value-type="string">
            <text:p text:style-name="P16">Jquery</text:p>
          </table:table-cell>
          <table:table-cell table:style-name="Table1.D1" office:value-type="string">
            <text:p text:style-name="P16">Django</text:p>
          </table:table-cell>
        </table:table-row>
        <table:table-row table:style-name="Table1.1">
          <table:table-cell table:style-name="Table1.A1" office:value-type="string">
            <text:p text:style-name="P16">Mysql</text:p>
          </table:table-cell>
          <table:table-cell table:style-name="Table1.A1" office:value-type="string">
            <text:p text:style-name="P16">Sqlite</text:p>
          </table:table-cell>
          <table:table-cell table:style-name="Table1.A1" office:value-type="string">
            <text:p text:style-name="P16">App<text:span text:style-name="T1"> </text:span>engine</text:p>
          </table:table-cell>
          <table:table-cell table:style-name="Table1.D1" office:value-type="string">
            <text:p text:style-name="P16">Nodejs</text:p>
          </table:table-cell>
        </table:table-row>
        <table:table-row table:style-name="Table1.1">
          <table:table-cell table:style-name="Table1.A1" office:value-type="string">
            <text:p text:style-name="P16">Git</text:p>
          </table:table-cell>
          <table:table-cell table:style-name="Table1.A1" office:value-type="string">
            <text:p text:style-name="P16">Github</text:p>
          </table:table-cell>
          <table:table-cell table:style-name="Table1.A1" office:value-type="string">
            <text:p text:style-name="P16">lesscss</text:p>
          </table:table-cell>
          <table:table-cell table:style-name="Table1.D1" office:value-type="string">
            <text:p text:style-name="P16"/>
          </table:table-cell>
        </table:table-row>
      </table:table>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ANIEL<text:span text:style-name="T1"> </text:span>CHCOU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Trebuchet MS" svg:font-family="'Trebuchet MS', Helvetica"/>
    <style:font-face style:name="Courier New" svg:font-family="'Courier New'" style:font-family-generic="modern"/>
    <style:font-face style:name="Helvetica Neue" svg:font-family="'Helvetica Neue', Helvetica" style:font-family-generic="swiss"/>
    <style:font-face style:name="DejaVu Sans" svg:font-family="'DejaVu Sans'" style:font-pitch="variable"/>
    <style:font-face style:name="Nachlieli CLM"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WenQuanYi Micro Hei" style:font-size-asian="10.5pt" style:language-asian="zh" style:country-asian="CN" style:font-name-complex="DejaVu Sans Condensed"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5in" fo:margin-right="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1:34:00</meta:creation-date>
    <dc:date>2012-07-05T17:39:09</dc:date>
    <meta:print-date>2000-10-31T14:23:00</meta:print-date>
    <meta:editing-cycles>10</meta:editing-cycles>
    <meta:editing-duration>P24DT12M10S</meta:editing-duration>
    <meta:generator>LibreOffice/3.4$Unix LibreOffice_project/340m1$Build-402</meta:generator>
    <meta:document-statistic meta:table-count="1" meta:image-count="0" meta:object-count="0" meta:page-count="2" meta:paragraph-count="71" meta:word-count="484" meta:character-count="3485" meta:non-whitespace-character-count="3073"/>
    <meta:user-defined meta:name="Info 1"/>
    <meta:user-defined meta:name="Info 2"/>
    <meta:user-defined meta:name="Info 3"/>
    <meta:user-defined meta:name="Info 4"/>
  </office:meta>
</office:document-meta>
</file>